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/>
      <text:p text:style-name="P4">events die? </text:p>
      <text:p text:style-name="Standard"><text:tab/>Run celery worker and scheduler to check</text:p>
      <text:p text:style-name="P5"/>
      <text:p text:style-name="P5">change Guest type from Booking Form to Home Page?</text:p>
      <text:p text:style-name="P5">Also currently no filter is used for booking by type</text:p>
      <text:p text:style-name="P2">ok so yea, move guest filter to home page</text:p>
      <text:p text:style-name="P2">only display book room button if filter is good</text:p>
      <text:p text:style-name="P2">otherwise display preference reason for exclusion</text:p>
      <text:p text:style-name="P2"/>
      <text:p text:style-name="P2">GuestType =</text:p>
      <text:p text:style-name="P2">1 stranger</text:p>
      <text:p text:style-name="P2">2 known</text:p>
      <text:p text:style-name="P2">3 member</text:p>
      <text:p text:style-name="P2"/>
      <text:p text:style-name="P2">preference =</text:p>
      <text:p text:style-name="P2">1 anyone</text:p>
      <text:p text:style-name="P2">2 known</text:p>
      <text:p text:style-name="P2">3 member</text:p>
      <text:p text:style-name="P2"/>
      <text:p text:style-name="P2">if guestType &gt;= preference , display</text:p>
      <text:p text:style-name="P2"/>
      <text:p text:style-name="P1">Work on edit buttons for My Room</text:p>
      <text:p text:style-name="P1"><text:soft-page-break/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5T18:51:23.89</dc:date>
    <dc:creator>Trevor Pierson</dc:creator>
    <meta:editing-duration>P5DT20H3M44S</meta:editing-duration>
    <meta:editing-cycles>103</meta:editing-cycles>
    <meta:generator>OpenOffice/4.1.13$Win32 OpenOffice.org_project/4113m1$Build-9810</meta:generator>
    <meta:document-statistic meta:table-count="0" meta:image-count="0" meta:object-count="0" meta:page-count="2" meta:paragraph-count="67" meta:word-count="458" meta:character-count="2872"/>
  </office:meta>
</office:document-meta>
</file>